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/>
      <style:text-properties style:font-name="Cantarell"/>
    </style:style>
    <style:style style:name="P2" style:family="paragraph" style:parent-style-name="Standard">
      <style:paragraph-properties fo:margin-top="0cm" fo:margin-bottom="0cm"/>
      <style:text-properties style:font-name="Cantarell"/>
    </style:style>
    <style:style style:name="P3" style:family="paragraph" style:parent-style-name="Text_20_body">
      <style:paragraph-properties fo:margin-top="0cm" fo:margin-bottom="0cm"/>
      <style:text-properties style:font-name="Cantarell"/>
    </style:style>
    <style:style style:name="P4" style:family="paragraph">
      <style:paragraph-properties fo:text-align="center"/>
      <style:text-properties style:font-name="Cantarell"/>
    </style:style>
    <style:style style:name="P5" style:family="paragraph">
      <style:paragraph-properties fo:text-align="center"/>
      <style:text-properties fo:color="#ffffff" style:font-name="Cantarell" style:font-size-asian="10.5pt"/>
    </style:style>
    <style:style style:name="T1" style:family="text">
      <style:text-properties fo:color="#ffffff" style:font-name="Cantarell" style:font-size-asian="10.5pt"/>
    </style:style>
    <style:style style:name="gr1" style:family="graphic">
      <style:graphic-properties draw:stroke="none" draw:fill="solid" draw:fill-color="#30303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303030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What I'm Best At</text:h>
      <text:p text:style-name="P3">React.js Node.js Ruby on Rails RSpec Cucumber Javascript (ES 2015+) ESLint Coffeescript Immutable.js Redux + Mobx + Flux Git (CLI + Git Flow) D3.js Agile practices jQuery Promises + Bluebird.js </text:p>
      <text:h text:style-name="P1" text:outline-level="3">What I'm Good At</text:h>
      <text:p text:style-name="P3">Webpack Postgres SQL IIS Phantom.js Python C# + .NET (Web and Windows desktop) WebGL + Three.js Team Foundation Version Control (TFS) Leaflet Browserify Heroku ArcGIS (APIs + SDKs + server configuration) Prawn French (Written + Spoken) </text:p>
      <text:h text:style-name="P1" text:outline-level="3">What I've Played With</text:h>
      <text:p text:style-name="P3">S3 Google Docs API Email (Sendgrid + Mailgun) Java + Android Objective-C + iOS Docker Sunspot Solr + Lucene R MongoDB Go Ember.js MSBuild Ampersand.js GLSL (with WebGL) Puppet Meteor.js LSL (Second Life) Drupal SQL Server (TSQL) C + C++ Django Kinect Blender Selenium </text:p>
      <text:p text:style-name="P3"/>
      <text:p text:style-name="P2"><draw:rect text:anchor-type="as-char" draw:z-index="9" draw:style-name="gr1" draw:text-style-name="P5" svg:width="1.811cm" svg:height="0.625cm" draw:corner-radius="0.25cm"><text:p text:style-name="P4"><text:span text:style-name="T1">React.js</text:span></text:p></draw:rect> <draw:rect text:anchor-type="as-char" draw:z-index="0" draw:style-name="gr1" draw:text-style-name="P5" svg:width="1.781cm" svg:height="0.625cm" draw:corner-radius="0.25cm"><text:p text:style-name="P4"><text:span text:style-name="T1">Node.js</text:span></text:p></draw:rect> <draw:rect text:anchor-type="as-char" draw:z-index="1" draw:style-name="gr1" draw:text-style-name="P5" svg:width="2.897cm" svg:height="0.625cm" draw:corner-radius="0.25cm"><text:p text:style-name="P4"><text:span text:style-name="T1">Ruby On Rails</text:span></text:p></draw:rect> <draw:rect text:anchor-type="as-char" draw:z-index="2" draw:style-name="gr1" draw:text-style-name="P5" svg:width="1.468cm" svg:height="0.625cm" draw:corner-radius="0.25cm"><text:p text:style-name="P4"><text:span text:style-name="T1">RSpec</text:span></text:p></draw:rect> <draw:rect text:anchor-type="as-char" draw:z-index="3" draw:style-name="gr1" draw:text-style-name="P5" svg:width="2.227cm" svg:height="0.625cm" draw:corner-radius="0.25cm"><text:p text:style-name="P4"><text:span text:style-name="T1">Cucumber</text:span></text:p></draw:rect> <draw:rect text:anchor-type="as-char" draw:z-index="4" draw:style-name="gr1" draw:text-style-name="P5" svg:width="4.769cm" svg:height="0.625cm" draw:corner-radius="0.25cm"><text:p text:style-name="P4"><text:span text:style-name="T1">Javascript (ES 2015+)</text:span></text:p></draw:rect> <draw:rect text:anchor-type="as-char" draw:z-index="5" draw:style-name="gr1" draw:text-style-name="P5" svg:width="1.579cm" svg:height="0.625cm" draw:corner-radius="0.25cm"><text:p text:style-name="P4"><text:span text:style-name="T1">ESLint</text:span></text:p></draw:rect> <draw:rect text:anchor-type="as-char" draw:z-index="6" draw:style-name="gr1" draw:text-style-name="P5" svg:width="2.634cm" svg:height="0.625cm" draw:corner-radius="0.25cm"><text:p text:style-name="P4"><text:span text:style-name="T1">Coffeescript</text:span></text:p></draw:rect> <draw:rect text:anchor-type="as-char" draw:z-index="7" draw:style-name="gr1" draw:text-style-name="P5" svg:width="2.941cm" svg:height="0.625cm" draw:corner-radius="0.25cm"><text:p text:style-name="P4"><text:span text:style-name="T1">Immutable.js</text:span></text:p></draw:rect> <draw:rect text:anchor-type="as-char" draw:z-index="10" draw:style-name="gr1" draw:text-style-name="P5" svg:width="4.834cm" svg:height="0.625cm" draw:corner-radius="0.25cm"><text:p text:style-name="P5">Redux + Mobx + Flux</text:p></draw:rect> <draw:rect text:anchor-type="as-char" draw:z-index="11" draw:style-name="gr1" draw:text-style-name="P5" svg:width="4.097cm" svg:height="0.625cm" draw:corner-radius="0.25cm"><text:p text:style-name="P5">Git (CLI + Git Flow)</text:p></draw:rect> <draw:rect text:anchor-type="as-char" draw:z-index="52" draw:style-name="gr1" draw:text-style-name="P5" svg:width="2.257cm" svg:height="0.625cm" draw:corner-radius="0.25cm"><text:p text:style-name="P4"><text:span text:style-name="T1">Webpack</text:span></text:p></draw:rect> <draw:rect text:anchor-type="as-char" draw:z-index="12" draw:style-name="gr1" draw:text-style-name="P5" svg:width="1.355cm" svg:height="0.625cm" draw:corner-radius="0.25cm"><text:p text:style-name="P5">D3.js</text:p></draw:rect> <draw:rect text:anchor-type="as-char" draw:z-index="13" draw:style-name="gr1" draw:text-style-name="P5" svg:width="3.148cm" svg:height="0.625cm" draw:corner-radius="0.25cm"><text:p text:style-name="P5">Agile Practices</text:p></draw:rect> <draw:rect text:anchor-type="as-char" svg:y="-0.31cm" draw:z-index="14" draw:style-name="gr2" draw:text-style-name="P5" svg:width="4.684cm" svg:height="0.625cm" draw:corner-radius="0.25cm"><text:p text:style-name="P5">Promises + Bluebird.js</text:p></draw:rect> <draw:rect text:anchor-type="as-char" draw:z-index="15" draw:style-name="gr1" draw:text-style-name="P5" svg:width="1.765cm" svg:height="0.625cm" draw:corner-radius="0.25cm"><text:p text:style-name="P5">jQuery</text:p></draw:rect></text:p>
      <text:p text:style-name="P2"><draw:rect text:anchor-type="as-char" draw:z-index="16" draw:style-name="gr1" draw:text-style-name="P5" svg:width="3.169cm" svg:height="0.625cm" draw:corner-radius="0.25cm"><text:p text:style-name="P4"><text:span text:style-name="T1">Postgres SQL</text:span></text:p></draw:rect> <draw:rect text:anchor-type="as-char" draw:z-index="17" draw:style-name="gr1" draw:text-style-name="P5" svg:width="0.98cm" svg:height="0.625cm" draw:corner-radius="0.25cm"><text:p text:style-name="P4"><text:span text:style-name="T1">IIS</text:span></text:p></draw:rect> <draw:rect text:anchor-type="as-char" draw:z-index="18" draw:style-name="gr1" draw:text-style-name="P5" svg:width="2.629cm" svg:height="0.625cm" draw:corner-radius="0.25cm"><text:p text:style-name="P4"><text:span text:style-name="T1">Phantom.js</text:span></text:p></draw:rect> <draw:rect text:anchor-type="as-char" draw:z-index="19" draw:style-name="gr1" draw:text-style-name="P5" svg:width="1.581cm" svg:height="0.625cm" draw:corner-radius="0.25cm"><text:p text:style-name="P4"><text:span text:style-name="T1">Python</text:span></text:p></draw:rect> <draw:rect text:anchor-type="as-char" draw:z-index="20" draw:style-name="gr1" draw:text-style-name="P5" svg:width="7.952cm" svg:height="0.625cm" draw:corner-radius="0.25cm"><text:p text:style-name="P4"><text:span text:style-name="T1">C# + .NET (Web and Windows desktop)</text:span></text:p></draw:rect> <draw:rect text:anchor-type="as-char" draw:z-index="21" draw:style-name="gr1" draw:text-style-name="P5" svg:width="3.726cm" svg:height="0.625cm" draw:corner-radius="0.25cm"><text:p text:style-name="P4"><text:span text:style-name="T1">WebGL + Three.js</text:span></text:p></draw:rect> <draw:rect text:anchor-type="as-char" draw:z-index="22" draw:style-name="gr1" draw:text-style-name="P5" svg:width="7.908cm" svg:height="0.625cm" draw:corner-radius="0.25cm"><text:p text:style-name="P4"><text:span text:style-name="T1">Team Foundation Version Control (TFS)</text:span></text:p></draw:rect> <draw:rect text:anchor-type="as-char" draw:z-index="23" draw:style-name="gr1" draw:text-style-name="P5" svg:width="1.715cm" svg:height="0.625cm" draw:corner-radius="0.25cm"><text:p text:style-name="P4"><text:span text:style-name="T1">Leaflet</text:span></text:p></draw:rect> <draw:rect text:anchor-type="as-char" draw:z-index="24" draw:style-name="gr1" draw:text-style-name="P5" svg:width="2.428cm" svg:height="0.625cm" draw:corner-radius="0.25cm"><text:p text:style-name="P4"><text:span text:style-name="T1">Browserify</text:span></text:p></draw:rect> <text:s/><draw:rect text:anchor-type="as-char" draw:z-index="25" draw:style-name="gr1" draw:text-style-name="P5" svg:width="1.676cm" svg:height="0.625cm" draw:corner-radius="0.25cm"><text:p text:style-name="P4"><text:span text:style-name="T1">Heroku</text:span></text:p></draw:rect> <draw:rect text:anchor-type="as-char" draw:z-index="26" draw:style-name="gr1" draw:text-style-name="P5" svg:width="9.275cm" svg:height="0.625cm" draw:corner-radius="0.25cm"><text:p text:style-name="P4"><text:span text:style-name="T1">ArcGIS (APIs + SDKs + Server Configuration)</text:span></text:p></draw:rect> <draw:rect text:anchor-type="as-char" draw:z-index="27" draw:style-name="gr1" draw:text-style-name="P5" svg:width="1.558cm" svg:height="0.625cm" draw:corner-radius="0.25cm"><text:p text:style-name="P4"><text:span text:style-name="T1">Prawn</text:span></text:p></draw:rect> <draw:rect text:anchor-type="as-char" svg:y="-0.312cm" draw:z-index="28" draw:style-name="gr2" draw:text-style-name="P5" svg:width="5.569cm" svg:height="0.625cm" draw:corner-radius="0.25cm"><text:p text:style-name="P4"><text:span text:style-name="T1">French (Written + Spoken)</text:span></text:p></draw:rect> </text:p>
      <text:p text:style-name="P2"><draw:rect text:anchor-type="as-char" draw:z-index="8" draw:style-name="gr1" draw:text-style-name="P5" svg:width="0.92cm" svg:height="0.625cm" draw:corner-radius="0.25cm"><text:p text:style-name="P4"><text:span text:style-name="T1">S3</text:span></text:p></draw:rect> <draw:rect text:anchor-type="as-char" draw:z-index="29" draw:style-name="gr1" draw:text-style-name="P5" svg:width="3.675cm" svg:height="0.625cm" draw:corner-radius="0.25cm"><text:p text:style-name="P4"><text:span text:style-name="T1">Google Docs API</text:span></text:p></draw:rect> <draw:rect text:anchor-type="as-char" svg:y="-0.31cm" draw:z-index="30" draw:style-name="gr2" draw:text-style-name="P5" svg:width="5.525cm" svg:height="0.625cm" draw:corner-radius="0.25cm"><text:p text:style-name="P4"><text:span text:style-name="T1">Email (Sendgrid + Mailgun)</text:span></text:p></draw:rect> <draw:rect text:anchor-type="as-char" draw:z-index="31" draw:style-name="gr1" draw:text-style-name="P5" svg:width="3.326cm" svg:height="0.625cm" draw:corner-radius="0.25cm"><text:p text:style-name="P4"><text:span text:style-name="T1">Java + Android</text:span></text:p></draw:rect> <draw:rect text:anchor-type="as-char" draw:z-index="32" draw:style-name="gr1" draw:text-style-name="P5" svg:width="3.837cm" svg:height="0.625cm" draw:corner-radius="0.25cm"><text:p text:style-name="P4"><text:span text:style-name="T1">Objective-C + iOS</text:span></text:p></draw:rect> <draw:rect text:anchor-type="as-char" draw:z-index="33" draw:style-name="gr1" draw:text-style-name="P5" svg:width="1.878cm" svg:height="0.625cm" draw:corner-radius="0.25cm"><text:p text:style-name="P4"><text:span text:style-name="T1">Docker</text:span></text:p></draw:rect> <draw:rect text:anchor-type="as-char" draw:z-index="34" draw:style-name="gr1" draw:text-style-name="P5" svg:width="4.672cm" svg:height="0.625cm" draw:corner-radius="0.25cm"><text:p text:style-name="P4"><text:span text:style-name="T1">Sunspot Solr + Lucene</text:span></text:p></draw:rect> <draw:rect text:anchor-type="as-char" draw:z-index="35" draw:style-name="gr1" draw:text-style-name="P5" svg:width="0.652cm" svg:height="0.625cm" draw:corner-radius="0.25cm"><text:p text:style-name="P4"><text:span text:style-name="T1">R</text:span></text:p></draw:rect> <draw:rect text:anchor-type="as-char" draw:z-index="36" draw:style-name="gr1" draw:text-style-name="P5" svg:width="2.204cm" svg:height="0.625cm" draw:corner-radius="0.25cm"><text:p text:style-name="P4"><text:span text:style-name="T1">MongoDB</text:span></text:p></draw:rect> <draw:rect text:anchor-type="as-char" draw:z-index="37" draw:style-name="gr1" draw:text-style-name="P5" svg:width="1.091cm" svg:height="0.625cm" draw:corner-radius="0.25cm"><text:p text:style-name="P4"><text:span text:style-name="T1">Go</text:span></text:p></draw:rect> <draw:rect text:anchor-type="as-char" draw:z-index="38" draw:style-name="gr1" draw:text-style-name="P5" svg:width="2.116cm" svg:height="0.625cm" draw:corner-radius="0.25cm"><text:p text:style-name="P4"><text:span text:style-name="T1">Ember.js</text:span></text:p></draw:rect> <draw:rect text:anchor-type="as-char" draw:z-index="39" draw:style-name="gr1" draw:text-style-name="P5" svg:width="2.027cm" svg:height="0.625cm" draw:corner-radius="0.25cm"><text:p text:style-name="P4"><text:span text:style-name="T1">MSBuild</text:span></text:p></draw:rect> <draw:rect text:anchor-type="as-char" draw:z-index="40" draw:style-name="gr1" draw:text-style-name="P5" svg:width="2.991cm" svg:height="0.625cm" draw:corner-radius="0.25cm"><text:p text:style-name="P4"><text:span text:style-name="T1">Ampersand.js</text:span></text:p></draw:rect> <draw:rect text:anchor-type="as-char" draw:z-index="41" draw:style-name="gr1" draw:text-style-name="P5" svg:width="4.306cm" svg:height="0.625cm" draw:corner-radius="0.25cm"><text:p text:style-name="P4"><text:span text:style-name="T1">GLSL (Witih WebGL)</text:span></text:p></draw:rect> <draw:rect text:anchor-type="as-char" draw:z-index="42" draw:style-name="gr1" draw:text-style-name="P5" svg:width="1.819cm" svg:height="0.625cm" draw:corner-radius="0.25cm"><text:p text:style-name="P4"><text:span text:style-name="T1">Puppet</text:span></text:p></draw:rect> <draw:rect text:anchor-type="as-char" draw:z-index="43" draw:style-name="gr1" draw:text-style-name="P5" svg:width="2.206cm" svg:height="0.625cm" draw:corner-radius="0.25cm"><text:p text:style-name="P4"><text:span text:style-name="T1">Meteor.js</text:span></text:p></draw:rect> <draw:rect text:anchor-type="as-char" draw:z-index="44" draw:style-name="gr1" draw:text-style-name="P5" svg:width="4.017cm" svg:height="0.625cm" draw:corner-radius="0.25cm"><text:p text:style-name="P4"><text:span text:style-name="T1">LSL (Second Life)</text:span></text:p></draw:rect> <draw:rect text:anchor-type="as-char" draw:z-index="45" draw:style-name="gr1" draw:text-style-name="P5" svg:width="1.766cm" svg:height="0.625cm" draw:corner-radius="0.25cm"><text:p text:style-name="P4"><text:span text:style-name="T1">Drupal</text:span></text:p></draw:rect> <draw:rect text:anchor-type="as-char" draw:z-index="46" draw:style-name="gr1" draw:text-style-name="P5" svg:width="4.121cm" svg:height="0.625cm" draw:corner-radius="0.25cm"><text:p text:style-name="P4"><text:span text:style-name="T1">SQL Server (TSQL)</text:span></text:p></draw:rect> <draw:rect text:anchor-type="as-char" draw:z-index="47" draw:style-name="gr1" draw:text-style-name="P5" svg:width="2.056cm" svg:height="0.625cm" draw:corner-radius="0.25cm"><text:p text:style-name="P4"><text:span text:style-name="T1">C + C++</text:span></text:p></draw:rect> <draw:rect text:anchor-type="as-char" draw:z-index="48" draw:style-name="gr1" draw:text-style-name="P5" svg:width="1.87cm" svg:height="0.625cm" draw:corner-radius="0.25cm"><text:p text:style-name="P4"><text:span text:style-name="T1">Django</text:span></text:p></draw:rect> <draw:rect text:anchor-type="as-char" draw:z-index="49" draw:style-name="gr1" draw:text-style-name="P5" svg:width="1.625cm" svg:height="0.625cm" draw:corner-radius="0.25cm"><text:p text:style-name="P4"><text:span text:style-name="T1">Kinect</text:span></text:p></draw:rect> <draw:rect text:anchor-type="as-char" draw:z-index="50" draw:style-name="gr1" draw:text-style-name="P5" svg:width="1.87cm" svg:height="0.625cm" draw:corner-radius="0.25cm"><text:p text:style-name="P4"><text:span text:style-name="T1">Blender</text:span></text:p></draw:rect> <draw:rect text:anchor-type="as-char" draw:z-index="51" draw:style-name="gr1" draw:text-style-name="P5" svg:width="1.938cm" svg:height="0.625cm" draw:corner-radius="0.25cm"><text:p text:style-name="P4"><text:span text:style-name="T1">Selenium</text:span></text:p></draw:rect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2-28T00:59:53</meta:creation-date>
    <meta:document-statistic meta:table-count="0" meta:image-count="0" meta:object-count="0" meta:page-count="1" meta:paragraph-count="9" meta:word-count="122" meta:character-count="856"/>
    <dc:date>2018-12-28T21:53:53</dc:date>
    <meta:editing-duration>PT1H27M42S</meta:editing-duration>
    <meta:editing-cycles>1</meta:editing-cycles>
    <meta:generator>LibreOffice/3.3$Unix LibreOffice_project/330m19$Build-5</meta:generator>
  </office:meta>
</office:document-meta>
</file>